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text-indent="0in" style:auto-text-indent="false" style:writing-mode="lr-tb"/>
    </style:style>
    <style:style style:name="P2" style:family="paragraph" style:parent-style-name="Standard">
      <style:paragraph-properties fo:margin-left="0in" fo:margin-right="0in" fo:text-indent="0in" style:auto-text-indent="false" fo:break-before="auto" fo:break-after="auto" style:writing-mode="lr-tb"/>
    </style:style>
    <style:style style:name="P3" style:family="paragraph" style:parent-style-name="Standard">
      <style:paragraph-properties fo:margin-left="0.0311in" fo:margin-right="0in" fo:text-align="start" style:justify-single-word="false" fo:text-indent="0.4898in" style:auto-text-indent="false">
        <style:tab-stops>
          <style:tab-stop style:position="-1.1772in"/>
        </style:tab-stops>
      </style:paragraph-properties>
    </style:style>
    <style:style style:name="P4" style:family="paragraph" style:parent-style-name="Standard">
      <style:paragraph-properties fo:margin-left="0in" fo:margin-right="0in" fo:text-indent="0.4791in" style:auto-text-indent="false" style:writing-mode="lr-tb"/>
    </style:style>
    <style:style style:name="P5" style:family="paragraph" style:parent-style-name="Heading_20_1">
      <style:paragraph-properties fo:margin-left="0in" fo:margin-right="0in" fo:text-indent="0in" style:auto-text-indent="false" fo:break-before="auto" fo:break-after="auto" style:writing-mode="lr-tb"/>
    </style:style>
    <style:style style:name="P6" style:family="paragraph" style:parent-style-name="Heading_20_2">
      <style:paragraph-properties fo:margin-left="0in" fo:margin-right="0in" fo:text-indent="0in" style:auto-text-indent="false" fo:break-before="auto" fo:break-after="auto"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0"><text:bookmark-start text:name="h.8gnyr1ar9v5h"/>EVALUATION<text:bookmark-end text:name="h.8gnyr1ar9v5h"/></text:h>
      <text:h text:style-name="P6" text:outline-level="10"><text:bookmark-start text:name="h.e8agyziziwd1"/>Testin<text:bookmark-end text:name="h.e8agyziziwd1"/>g</text:h>
      <text:h text:style-name="P3" text:outline-level="10">We were adamant about using Extreme Programming (XP) methodology to guide our process of development. Guide is very much the appropriate word, as we did not hold completely true to all of the tenets put forth in the XP bible, Extreme Programming Explained, which demands failing unit tests be written for every snippet of code and that these test should be run quite often. The XP model goes further to say that no code should be added to the project source code without passing all the unit tests written for the entire project. We did not always guarantee that these were followed during the first 2 phases of our project, particularly because of the learning curve with the tools we were using, indeed, the GAEUnit framework was the last part of our first phase features to be up and running. In retrospect, our inexperience with the tools that we were using made the tests even more important, because the chances of us producing incorrect code was significantly elevated by this fact. However, during the first phase we often felt like we were flying blind, for even though we had read documentation on the tools we were using we had major difficulties with getting the various pieces to fit together. Thus, most of the time our code wouldn't even compile, which made any tests that we would have written quite useless. We were able to run acceptance tests during this phase, however, so we were confident that the code we produced worked correctly.</text:h>
      <text:h text:style-name="P3" text:outline-level="10"/>
      <text:h text:style-name="P3" text:outline-level="10">By the second phase, we had figured out all the glitches with getting all of our pieces to fit together to the point that every member of the team could run the project from his terminal and see the results of their changes, both in the GAEUnit framework and in the site at large. Yet, we still were having difficulties getting tests to run in the GAEUnit framework, because GAEUnit would not always run our tests, even though they were named appropriately and located in the correct folder. Fortunately, by the end of the second phase we had been able to solve this issue and the test page has been a working part of our site, so that any team member, or user, can see if these tests are 100%.</text:h>
      <text:h text:style-name="P3" text:outline-level="10"/>
      <text:h text:style-name="Heading_20_3" text:outline-level="3">&lt;insert phase 3 testing info&gt;</text:h>
      <text:p text:style-name="Text_20_body"><text:tab/>At the end of all 3 phases, we found that we needed to do a round of testing and, potentially, correcting of the hosted site. We found that some features that worked a particular way on our local machines did not always produce produce the same functionality when hosted on the web. For example, throughout phase 2 we used a diff feature extensively to test our import/export feature. This was done with the expectation that if our import and export scripts were running correctly, the XML instance produced by a command to export should exactly match our import file. By the end of the phase, this was always the case. Yet, when we hosted the site to GAE, the diff's began to fail. This was because on our own machines, our data were the only things in the Datastore, However, the on-line Datastore holds data for almost every web site that they host. So, while the data would be correct, the entities were not described in the same order. <text:s/>In the end, we added a few lines to guarantee order so that our diff tools could still be used for testing in future phases. This wasn't really a problem, but we did waste a lot of time trying to find the problem with our code. However, had it been important to the functionality of our code, the results could have been disastrous if we had posted what we thought was a fully functional site to the web.</text:p>
      <text:h text:style-name="P6" text:outline-level="10"><text:bookmark-start text:name="h.27hhhago2roa"/><text:soft-page-break/>Unit<text:bookmark-end text:name="h.27hhhago2roa"/> Tests</text:h>
      <text:p text:style-name="P2"><text:tab/>All of our unit tests All the tests are contained in a single file, TestWC3.py, and are run via the GAEUnit framework. This framework automatically runs all test of our tests whenever a user, be it developer or other, goes to the /test page. This page either displays a green bar with an <text:s/>“all passed” message, or it displays a red bar with information on the number of failed test, the number of tests that produced errors, and where these failures and errors occurred. It never shows the tests (only a developer of the site can see these), but the results page always shows the total number of tests that are ran. <text:s/>There is a link to this page in the 'Data' drop down menu that is accessible from any page in the site. </text:p>
      <text:p text:style-name="P1"><text:tab/></text:p>
      <text:p text:style-name="P2"><text:tab/>The unit tests we have focus primarily on the Import and Export feature. These tests use a bit of a shortcut to check the whole import and export process, thus testing RunImport.py, Import.py, RunExport.py, and Export.py. This includes whether these programs are storing and accessing information to/from the Datastore correctly via the models in Models.py. <text:s/></text:p>
      <text:h text:style-name="P6" text:outline-level="10"><text:bookmark-start text:name="h.o4b9jpieqk6q"/>Performance<text:bookmark-end text:name="h.o4b9jpieqk6q"/> Tests</text:h>
      <text:h text:style-name="P4" text:outline-level="10">Besides the unit tests, we thoroughly tested our import and export facility with other XML instances of other groups. Corefiling XML schema validator we used as a last resort when we could not get an XML instance to validate with our application. We plan on writing some more systematic performance tests with time output for import/export and search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class="text">
      <style:paragraph-properties fo:margin-left="0in" fo:margin-right="0in" fo:margin-top="0.3335in" fo:margin-bottom="0.0835in" fo:text-align="center" style:justify-single-word="false" fo:text-indent="0in" style:auto-text-indent="false" fo:break-before="auto" fo:break-after="auto" style:writing-mode="lr-tb"/>
      <style:text-properties fo:font-size="16pt" fo:font-weight="bold" style:font-size-asian="16pt" style:font-weight-asian="bold" style:font-size-complex="16pt" style:font-weight-complex="bold"/>
    </style:style>
    <style:style style:name="Heading_20_2" style:display-name="Heading 2" style:family="paragraph" style:parent-style-name="Standard" style:class="text">
      <style:paragraph-properties fo:margin-left="0in" fo:margin-right="0in" fo:margin-top="0.25in" fo:margin-bottom="0.0555in" fo:text-indent="0in" style:auto-text-indent="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Reed</meta:initial-creator>
    <meta:creation-date>2012-07-25T08:30:40</meta:creation-date>
    <dc:date>2012-07-25T12:52:04</dc:date>
    <dc:creator>Robert Reed</dc:creator>
    <meta:editing-duration>PT02H34M34S</meta:editing-duration>
    <meta:editing-cycles>14</meta:editing-cycles>
    <meta:generator>OpenOffice.org/3.2$Unix OpenOffice.org_project/320m12$Build-9483</meta:generator>
    <meta:document-statistic meta:table-count="0" meta:image-count="0" meta:object-count="0" meta:page-count="2" meta:paragraph-count="12" meta:word-count="888" meta:character-count="5004"/>
  </office:meta>
</office:document-meta>
</file>